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333333" draw:fill="solid" draw:fill-color="#333333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889cm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stroke="none" svg:stroke-color="#000000" draw:fill="none" draw:fill-color="#ffffff" fo:min-height="0.762cm"/>
    </style:style>
    <style:style style:name="gr7" style:family="graphic" style:parent-style-name="standard">
      <style:graphic-properties draw:opacity="30%" draw:textarea-horizontal-align="justify" draw:textarea-vertical-align="middle" draw:auto-grow-height="false" draw:shadow-opacity="30%"/>
    </style:style>
    <style:style style:name="P1" style:family="paragraph">
      <style:paragraph-properties fo:text-align="center"/>
      <style:text-properties fo:color="#cccccc" fo:font-size="26pt" style:font-size-asian="26pt" style:font-size-complex="26pt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color="#cccccc" fo:font-size="22pt" style:font-size-asian="22pt" style:font-size-complex="22pt"/>
    </style:style>
    <style:style style:name="P4" style:family="paragraph">
      <style:paragraph-properties fo:text-align="end"/>
      <style:text-properties fo:color="#ffffff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cccccc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color="#b2b2b2"/>
    </style:style>
    <style:style style:name="P9" style:family="paragraph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color="#cccccc" fo:font-size="26pt" style:font-size-asian="26pt" style:font-size-complex="26pt"/>
    </style:style>
    <style:style style:name="T2" style:family="text">
      <style:text-properties fo:color="#cccccc" fo:font-size="22pt" style:font-size-asian="22pt" style:font-size-complex="22pt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color="#ccccc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b2b2b2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fo:color="#cccccc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25.94cm" svg:x="1cm" svg:y="1cm">
          <text:p text:style-name="P1"><text:span text:style-name="T1">conain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3.335cm" svg:height="3.048cm" svg:x="1cm" svg:y="1cm">
          <text:p text:style-name="P2"><text:span text:style-name="T2">Head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429cm" svg:height="1.139cm" svg:x="10.779cm" svg:y="1.024cm">
          <draw:text-box>
            <text:p text:style-name="P4"><text:span text:style-name="T3">admin <text:s/>login</text:span></text:p>
          </draw:text-box>
        </draw:frame>
        <draw:custom-shape draw:style-name="gr1" draw:text-style-name="P6" draw:layer="layout" svg:width="13.335cm" svg:height="1.016cm" svg:x="1cm" svg:y="3.032cm">
          <text:p text:style-name="P5"><text:span text:style-name="T4">menubar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3.335cm" svg:height="1.016cm" svg:x="1cm" svg:y="3.032cm">
          <draw:text-box>
            <text:p text:style-name="P7"><text:span text:style-name="T5">Dashboard | Tour | Diem den | Dich vu | He thong</text:span></text:p>
          </draw:text-box>
        </draw:frame>
        <draw:custom-shape draw:style-name="gr5" draw:text-style-name="P8" draw:layer="layout" svg:width="13.335cm" svg:height="22.638cm" svg:x="1cm" svg:y="4.302cm">
          <text:p text:style-name="P8"><text:span text:style-name="T6">Content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9" draw:layer="layout" svg:width="9.779cm" svg:height="1.012cm" svg:x="4.556cm" svg:y="4.302cm">
          <draw:text-box>
            <text:p text:style-name="P9"><text:span text:style-name="T7">I'm a Title for each perspective</text:span></text:p>
          </draw:text-box>
        </draw:frame>
        <draw:custom-shape draw:style-name="gr7" draw:text-style-name="P6" draw:layer="layout" svg:width="9.144cm" svg:height="21.622cm" svg:x="4.81cm" svg:y="5.191cm">
          <text:p text:style-name="P5"><text:span text:style-name="T4">ContentSeg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.556cm" svg:height="22.638cm" svg:x="1cm" svg:y="4.302cm">
          <text:p text:style-name="P6"><text:span text:style-name="T4">Sidebar</text:span></text:p>
          <text:p text:style-name="P6"><text:span text:style-name="T8">(vertical layout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am hung</meta:initial-creator>
    <meta:creation-date>2014-10-01T22:05:56.035651031</meta:creation-date>
    <dc:date>2014-10-02T05:15:51.461947631</dc:date>
    <dc:creator>pham hung</dc:creator>
    <meta:editing-duration>PT6H54M44S</meta:editing-duration>
    <meta:editing-cycles>3</meta:editing-cycles>
    <meta:generator>LibreOffice/4.2.6.2$Linux_X86_64 LibreOffice_project/420$Build-2</meta:generator>
    <meta:document-statistic meta:object-count="9"/>
  </office:meta>
</office:document-meta>
</file>